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996cm" style:rel-column-width="34678*"/>
    </style:style>
    <style:style style:name="Table1.B" style:family="table-column">
      <style:table-column-properties style:column-width="2.91cm" style:rel-column-width="11219*"/>
    </style:style>
    <style:style style:name="Table1.C" style:family="table-column">
      <style:table-column-properties style:column-width="2.792cm" style:rel-column-width="10763*"/>
    </style:style>
    <style:style style:name="Table1.D" style:family="table-column">
      <style:table-column-properties style:column-width="2.302cm" style:rel-column-width="887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transparent" fo:padding="0.097cm" fo:border="none">
        <style:background-image/>
      </style:table-cell-properties>
    </style:style>
    <style:style style:name="Tabela1.B1" style:family="table-cell">
      <style:table-cell-properties fo:padding="0.097cm" fo:border="none"/>
    </style:style>
    <style:style style:name="P1" style:family="paragraph" style:parent-style-name="Standard">
      <style:text-properties officeooo:rsid="001605f9" officeooo:paragraph-rsid="001605f9"/>
    </style:style>
    <style:style style:name="P2" style:family="paragraph" style:parent-style-name="Standard">
      <style:text-properties officeooo:rsid="0019e4c6" officeooo:paragraph-rsid="0019e4c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a7831" officeooo:paragraph-rsid="001a7831"/>
    </style:style>
    <style:style style:name="P5" style:family="paragraph" style:parent-style-name="Standard">
      <style:text-properties officeooo:rsid="001b88f8" officeooo:paragraph-rsid="001b88f8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605f9" officeooo:paragraph-rsid="001605f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0pt" fo:font-style="italic" officeooo:rsid="001b88f8" officeooo:paragraph-rsid="001b88f8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fo:font-weight="normal" officeooo:paragraph-rsid="001c7d7a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c7d7a" officeooo:paragraph-rsid="001c7d7a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c7d7a" officeooo:paragraph-rsid="001db1e0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db1e0" officeooo:paragraph-rsid="001db1e0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Standard">
      <style:text-properties fo:font-size="12pt" fo:font-style="normal" officeooo:rsid="001b88f8" officeooo:paragraph-rsid="001b88f8" style:font-size-asian="10.5pt" style:font-style-asian="normal" style:font-size-complex="12pt" style:font-style-complex="normal"/>
    </style:style>
    <style:style style:name="P14" style:family="paragraph" style:parent-style-name="Standard">
      <style:text-properties fo:font-size="12pt" fo:font-style="normal" officeooo:rsid="001c7d7a" officeooo:paragraph-rsid="001c7d7a" style:font-size-asian="10.5pt" style:font-style-asian="normal" style:font-size-complex="12pt" style:font-style-complex="normal"/>
    </style:style>
    <style:style style:name="P15" style:family="paragraph" style:parent-style-name="Standard">
      <style:text-properties fo:font-size="12pt" fo:font-weight="bold" officeooo:rsid="001c7d7a" officeooo:paragraph-rsid="001c7d7a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01c7d7a" officeooo:paragraph-rsid="001c7d7a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style="normal" officeooo:rsid="001c7d7a" officeooo:paragraph-rsid="001c7d7a" style:font-size-asian="10.5pt" style:font-style-asian="normal" style:font-size-complex="12pt" style:font-style-complex="normal"/>
    </style:style>
    <style:style style:name="P18" style:family="paragraph" style:parent-style-name="Standard">
      <style:text-properties fo:font-size="12pt" fo:font-style="normal" officeooo:rsid="001e5527" officeooo:paragraph-rsid="001e5527" style:font-size-asian="10.5pt" style:font-style-asian="normal" style:font-size-complex="12pt" style:font-style-complex="normal"/>
    </style:style>
    <style:style style:name="P19" style:family="paragraph" style:parent-style-name="Standard">
      <style:text-properties fo:font-size="12pt" fo:font-style="normal" officeooo:rsid="001f4a0f" officeooo:paragraph-rsid="001f4a0f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style="normal" officeooo:rsid="001f4a0f" officeooo:paragraph-rsid="001f4a0f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end" style:justify-single-word="false"/>
      <style:text-properties fo:font-size="12pt" fo:font-style="normal" officeooo:rsid="001f4a0f" officeooo:paragraph-rsid="001f4a0f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605f9" officeooo:paragraph-rsid="001605f9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19e4c6" officeooo:paragraph-rsid="0019e4c6"/>
    </style:style>
    <style:style style:name="P24" style:family="paragraph" style:parent-style-name="Standard">
      <style:text-properties officeooo:rsid="001a7831" officeooo:paragraph-rsid="001a7831"/>
    </style:style>
    <style:style style:name="P25" style:family="paragraph" style:parent-style-name="Standard">
      <style:text-properties officeooo:paragraph-rsid="0019e4c6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font-size="10pt" fo:font-weight="bold" officeooo:rsid="001c7d7a" officeooo:paragraph-rsid="001c7d7a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officeooo:rsid="001c7d7a" officeooo:paragraph-rsid="001c7d7a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rsid="001db1e0" officeooo:paragraph-rsid="001db1e0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184e7d"/>
    </style:style>
    <style:style style:name="T2" style:family="text">
      <style:text-properties officeooo:rsid="0019e4c6"/>
    </style:style>
    <style:style style:name="T3" style:family="text">
      <style:text-properties officeooo:rsid="001a7831"/>
    </style:style>
    <style:style style:name="T4" style:family="text">
      <style:text-properties officeooo:rsid="001c7d7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b1e0"/>
    </style:style>
    <style:style style:name="T7" style:family="text">
      <style:text-properties officeooo:rsid="001e55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posta de Projeto – Desenvolvimento de Sistema WEB</text:p>
      <text:p text:style-name="P6"/>
      <text:p text:style-name="P1"/>
      <text:p text:style-name="P1">O objetivo da proposta é a apresentação de um projeto para desenvolvimento de um sistema integrado com soluções em automação de consultas e antecipação de saques do FGTS <text:span text:style-name="T7">para empresa de razão social: EJ SERVIÇOS DE CORRESPONDENTES DE INSTITUIÇÕES FINANCEIRAS LTDA, CNPJ: 27.652.302/0001-09, nome fantasia: CAPITAL SOLUÇÕES, representada por José Bezerra Lima Neto, CPF: 997.130.472-49</text:span>.</text:p>
      <text:p text:style-name="P1"/>
      <text:p text:style-name="P1">O sistema proposto apresenta uma gestão ampla, desde o cadastro dos interessados até a confirmação da antecipação do beneficio.</text:p>
      <text:p text:style-name="P1"/>
      <text:p text:style-name="P1">Inicialmente, utilizando os recursos de comunicação disponível pela plataforma da whatsapp, por meio de recursos automatizados do chatbot, os usuários entrarão em contato e receberão todas as orientação básicas e necessárias para obtenção do benefício. Seguindo um fluxograma desenhado especificamente para o recurso, o usuário (beneficiado) passará pelas etapas de consultas, disponibilidade do benefício e enfim a contratação.</text:p>
      <text:p text:style-name="P1"/>
      <text:p text:style-name="P1"><text:s/><text:span text:style-name="T1">A </text:span><text:span text:style-name="T2">contratação inclui a integração de duas integradores VCTeX e FACTA, as quais tem por meio de API todo o processo de integração para consultas e contratação do benefício. Conforme a documentação disponibilizada por ambas integradoras, será elaborado um banco de dados para as informações exigidas pelo processo para catalogar os registro e histórico de solicitações, assim como os status de cada consulta e os contratos realizados.</text:span></text:p>
      <text:p text:style-name="P1"/>
      <text:p text:style-name="P2">Por meio do banco de dados, serão desenvolvidos mecanismos para filtro de informações com base em atendimento automatizado, retornando os registros habilitados para o benefício e criando uma comunicação automática para abordagem dos clientes (beneficiados) oferecendo os resultados obtidos com propostas de contratação.</text:p>
      <text:p text:style-name="P2"/>
      <text:p text:style-name="P2">Seguindo o conceito básico da proposta de desenvolvimento do sistema, segue abaixo o descritivo das etapas:</text:p>
      <text:p text:style-name="P2"/>
      <text:p text:style-name="P2"/>
      <text:p text:style-name="P3">Criação e estruturação de banco de dados</text:p>
      <text:p text:style-name="Standard"/>
      <text:p text:style-name="P2">Será criado um banco de dados para armazenamento e controle das informações, conectado ao sistema de gestão e aos scripts de consultas e registros do chatbot de atendimento.</text:p>
      <text:p text:style-name="P2"/>
      <text:p text:style-name="P2"/>
      <text:p text:style-name="P3">Desenvolvimento de painel de gestão (ERP)</text:p>
      <text:p text:style-name="Standard"/>
      <text:p text:style-name="P2">O sistema de gestão empresarial, contém todos os mecanismos de controle para a elaboração da comunicação, obtenção dos resultados das pesquisas, análise dos resultados <text:span text:style-name="T3">dos registros gerados.</text:span></text:p>
      <text:p text:style-name="P2"/>
      <text:p text:style-name="P4">As opções no sistema, também controlam os relatórios, edição dos registros para atualização de cadastros e outras funções definidas no modelo de integração com as empresas parceiras.</text:p>
      <text:p text:style-name="P4"/>
      <text:p text:style-name="P4">O sistema ainda oferece o controle de gestão da página institucional da empresa, publicando os dados de publicidade, serviços e demais mecanismos para facilitar os interesses do cliente junto a empresa.</text:p>
      <text:p text:style-name="P4"/>
      <text:p text:style-name="P4"/>
      <text:p text:style-name="P25"><text:soft-page-break/><text:span text:style-name="T5">Integração com plataforma FECTA – Financeira SA</text:span></text:p>
      <text:p text:style-name="Standard"/>
      <text:p text:style-name="P4">Com base na documentação oferecida, será desenvolvidas classes de programação adaptáveis em todo e qualquer módulo de consulta e contratação do benefício nos diversos ambientes definidos pela empresa.</text:p>
      <text:p text:style-name="Standard"/>
      <text:p text:style-name="P3">Integração com plataforma VCTeX</text:p>
      <text:p text:style-name="P3"/>
      <text:p text:style-name="P4">Com base na documentação oferecida, será desenvolvidas classes de programação adaptáveis em todo e qualquer módulo de consulta e contratação do benefício nos diversos ambientes definidos pela empresa.</text:p>
      <text:p text:style-name="P4"/>
      <text:p text:style-name="P3">Configuração e desenvolvimento de comunicação, utilizando WhatsApp business</text:p>
      <text:p text:style-name="Standard"/>
      <text:p text:style-name="P4">Configuração de um número específico da empresa para atendimentos personalizados e automatizados, facilitando as consultas dos usuários (beneficiários) para obter de forma prática, segura e a qualquer momento de sua preferência.</text:p>
      <text:p text:style-name="P4"/>
      <text:p text:style-name="P4">Por se tratar de um mecanismo específico para negócios, é possível sua integração com os módulos desenvolvidos para tornar as consultas e contratações, sejam definidas sem intervenção humana.</text:p>
      <text:p text:style-name="Standard"/>
      <text:p text:style-name="P3">Desenvolvimento de estrutura de ChatBot utilizando os recursos da WhatsApp, integrados com os recursos do sistema para coleta de dados</text:p>
      <text:p text:style-name="Standard"/>
      <text:p text:style-name="P5">Com modernas ferramentes para criação de chatbot, será definido um fluxograma específico para o atendimento do benefício. A programação e definição deste fluxo será submetida a aprovação e contará com recursos para armazenamento dos dados necessários no banco, aproveitando o recurso, não apenas para a divulgação, mas também como meio de catalogação dos registros, diminuindo os esforços com repetições para armazenamento e controle.</text:p>
      <text:p text:style-name="P5"/>
      <text:p text:style-name="Standard"/>
      <text:p text:style-name="P3">Criação de ambiente da infraestrutura e migração do domínio</text:p>
      <text:p text:style-name="Standard"/>
      <text:p text:style-name="P5">Neste módulo, definimos uma infraestrutura específica em tecnologia nuvem para suportar os recu<text:span text:style-name="T7">r</text:span>sos propostos. </text:p>
      <text:p text:style-name="P5"/>
      <text:p text:style-name="P5">Esta infraestrutura será desenvolvida nos padrões mais modernos em computação nuvem, utilizando um padrão de configurações em contêineres (estrutura lógica de instalação) que comporta exatamente a configuração necessário para o modelo do sistema, tenho em sua configuração o sistema operacional específico, além das versões e pacotes dos programas utilizados para compilação dos módulos desenvolvidos, além do banco de dados e demais funções necessárias que garantam a estabilidade, segurança e a alta disponibilidade.</text:p>
      <text:p text:style-name="P5"/>
      <text:p text:style-name="P5"/>
      <text:p text:style-name="P5"><text:span text:style-name="T5">Prazo</text:span> </text:p>
      <text:p text:style-name="P5"/>
      <text:p text:style-name="P5">O sistema foi definido para um prazo de 60 (sessenta) dias a partir da aprovação e confirmação da adesão para o projeto.</text:p>
      <text:p text:style-name="P5"/>
      <text:p text:style-name="P7">Obs. <text:span text:style-name="T4">A redução do prazo para 30 dias, será mediante a aprovação da adesão de urgência conforme especificado na tabela de custos.</text:span></text:p>
      <text:p text:style-name="P7"/>
      <text:p text:style-name="P13"/>
      <text:p text:style-name="P14"><text:soft-page-break/><text:span text:style-name="T5">Tabela de Custos</text:span> 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Descrição</text:p>
          </table:table-cell>
          <table:table-cell table:style-name="Table1.A1" office:value-type="string">
            <text:p text:style-name="P16">Horas</text:p>
          </table:table-cell>
          <table:table-cell table:style-name="Table1.A1" office:value-type="string">
            <text:p text:style-name="P16">Valor</text:p>
          </table:table-cell>
          <table:table-cell table:style-name="Table1.D1" office:value-type="string">
            <text:p text:style-name="P16">Aprovação</text:p>
          </table:table-cell>
        </table:table-row>
        <table:table-row>
          <table:table-cell table:style-name="Table1.A2" office:value-type="string">
            <text:p text:style-name="P8">Criação e estruturação de banco de dados</text:p>
          </table:table-cell>
          <table:table-cell table:style-name="Table1.A2" office:value-type="string">
            <text:p text:style-name="P11">17</text:p>
          </table:table-cell>
          <table:table-cell table:style-name="Table1.A2" office:value-type="string">
            <text:p text:style-name="P10"><text:span text:style-name="T6">R$ </text:span>1.019,79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8">Desenvolvimento de painel de gestão (ERP)</text:p>
          </table:table-cell>
          <table:table-cell table:style-name="Table1.A2" office:value-type="string">
            <text:p text:style-name="P11">125</text:p>
          </table:table-cell>
          <table:table-cell table:style-name="Table1.A2" office:value-type="string">
            <text:p text:style-name="P10"><text:span text:style-name="T6">R$ </text:span>7.498,46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8">Integração com plataforma FECTA – Financeira SA</text:p>
          </table:table-cell>
          <table:table-cell table:style-name="Table1.A2" office:value-type="string">
            <text:p text:style-name="P11">85</text:p>
          </table:table-cell>
          <table:table-cell table:style-name="Table1.A2" office:value-type="string">
            <text:p text:style-name="P10"><text:span text:style-name="T6">R$ </text:span>5.098,95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8">Integração com plataforma VCTeX</text:p>
          </table:table-cell>
          <table:table-cell table:style-name="Table1.A2" office:value-type="string">
            <text:p text:style-name="P11">45</text:p>
          </table:table-cell>
          <table:table-cell table:style-name="Table1.A2" office:value-type="string">
            <text:p text:style-name="P11">R$ 2.699,44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8">Configuração e desenvolvimento de comunicação, utilizando WhatsApp business</text:p>
          </table:table-cell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11">R$ 1.199,75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8">Desenvolvimento de estrutura de ChatBot utilizando os recursos da WhatsApp, integrados com os recursos do sistema para coleta de dados</text:p>
          </table:table-cell>
          <table:table-cell table:style-name="Table1.A2" office:value-type="string">
            <text:p text:style-name="P11">90</text:p>
          </table:table-cell>
          <table:table-cell table:style-name="Table1.A2" office:value-type="string">
            <text:p text:style-name="P11">R$ 5.398,89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8">Criação de ambiente da infraestrutura e migração do domínio</text:p>
          </table:table-cell>
          <table:table-cell table:style-name="Table1.A2" office:value-type="string">
            <text:p text:style-name="P11">16</text:p>
          </table:table-cell>
          <table:table-cell table:style-name="Table1.A2" office:value-type="string">
            <text:p text:style-name="P11">R$ 959,80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9">Certificado SSL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R$ 599,88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9">Taxa de urgência redução do prozo para 30 dia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R$ 4.894,99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27">Custo Total do Projeto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9">R$ 29.369,95</text:p>
          </table:table-cell>
          <table:table-cell table:style-name="Table1.D2" office:value-type="string">
            <text:p text:style-name="P30"/>
          </table:table-cell>
        </table:table-row>
      </table:table>
      <text:p text:style-name="P14"/>
      <text:p text:style-name="P14"/>
      <text:p text:style-name="P18">Forma de pagamento</text:p>
      <text:p text:style-name="P18"/>
      <text:p text:style-name="P18">Adesão 50% R$ 1.2237,48 + </text:p>
      <text:p text:style-name="P18">3 Parcelas de R$ 4.079,16 +</text:p>
      <text:p text:style-name="P18">Taxa urgência R$ 4.894,99</text:p>
      <text:p text:style-name="P18"/>
      <text:p text:style-name="P18"/>
      <text:p text:style-name="P18"/>
      <text:p text:style-name="P18"/>
      <text:p text:style-name="P19">Aceite da proposta</text:p>
      <text:p text:style-name="P19"/>
      <text:p text:style-name="P19"/>
      <text:p text:style-name="P21">Manaus, 1 de março de 2024</text:p>
      <text:p text:style-name="P21"/>
      <text:p text:style-name="P21"/>
      <text:p text:style-name="P21"/>
      <text:p text:style-name="P19"/>
      <text:p text:style-name="P19"/>
      <text:p text:style-name="P19"/>
      <text:p text:style-name="P19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0">_________________________</text:p>
            <text:p text:style-name="P20">José Bezerra Lima Neto</text:p>
            <text:p text:style-name="P20">CPF: 997.130.472-49</text:p>
            <text:p text:style-name="P20">(Contratante)</text:p>
          </table:table-cell>
          <table:table-cell table:style-name="Tabela1.B1" office:value-type="string">
            <text:p text:style-name="P20">_________________________</text:p>
            <text:p text:style-name="P20">Tamer Mohamed Elmenoufi</text:p>
            <text:p text:style-name="P20">CPF: 601.109.702-25</text:p>
            <text:p text:style-name="P20">(Contratado)</text:p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06:26:28.378793137</meta:creation-date>
    <dc:date>2024-03-05T18:06:30.267311191</dc:date>
    <meta:editing-duration>PT5H5M15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3" meta:paragraph-count="84" meta:word-count="908" meta:character-count="6147" meta:non-whitespace-character-count="5315"/>
  </office:meta>
</office:document-meta>
</file>